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color="#000000" style:font-name="Arial" fo:font-size="12pt" fo:font-weight="bold" officeooo:rsid="000a4715" officeooo:paragraph-rsid="000a4715" fo:background-color="#ffffff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/>
      <style:text-properties fo:color="#000000" style:font-name="Arial" fo:font-size="12pt" fo:font-weight="bold" officeooo:rsid="000db410" officeooo:paragraph-rsid="000db410" fo:background-color="#ffffff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/>
      <style:text-properties fo:color="#000000" style:font-name="Arial" fo:font-size="12pt" fo:font-weight="bold" officeooo:rsid="000579e2" officeooo:paragraph-rsid="000e6090" fo:background-color="#ffffff" style:font-size-asian="12pt" style:font-size-complex="12pt"/>
    </style:style>
    <style:style style:name="P4" style:family="paragraph" style:parent-style-name="Standard">
      <style:paragraph-properties fo:line-height="150%"/>
      <style:text-properties fo:color="#000000" style:font-name="Arial" fo:font-size="12pt" fo:font-weight="normal" officeooo:rsid="000579e2" officeooo:paragraph-rsid="000579e2" fo:background-color="#ffffff" style:font-size-asian="12pt" style:font-size-complex="12pt"/>
    </style:style>
    <style:style style:name="P5" style:family="paragraph" style:parent-style-name="Standard">
      <style:paragraph-properties fo:line-height="150%"/>
      <style:text-properties fo:color="#000000" style:font-name="Arial" fo:font-size="12pt" fo:font-weight="normal" officeooo:rsid="000db410" officeooo:paragraph-rsid="000db410" fo:background-color="#ffffff" style:font-size-asian="12pt" style:font-size-complex="12pt"/>
    </style:style>
    <style:style style:name="P6" style:family="paragraph" style:parent-style-name="Standard">
      <style:paragraph-properties fo:line-height="150%"/>
      <style:text-properties fo:color="#000000" style:font-name="Arial" fo:font-size="12pt" fo:font-weight="normal" fo:background-color="#ffffff" style:font-size-asian="12pt" style:font-size-complex="12pt"/>
    </style:style>
    <style:style style:name="P7" style:family="paragraph" style:parent-style-name="Standard">
      <style:paragraph-properties fo:line-height="150%"/>
      <style:text-properties fo:color="#000000" style:font-name="Arial" fo:font-size="12pt" fo:font-weight="normal" officeooo:paragraph-rsid="000579e2" fo:background-color="#ffffff" style:font-size-asian="12pt" style:font-size-complex="12pt"/>
    </style:style>
    <style:style style:name="P8" style:family="paragraph" style:parent-style-name="Standard">
      <style:paragraph-properties fo:line-height="150%"/>
      <style:text-properties fo:color="#000000" style:font-name="Arial" fo:font-size="12pt" fo:font-weight="normal" officeooo:rsid="000a4715" officeooo:paragraph-rsid="000a4715" fo:background-color="#ffffff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/>
      <style:text-properties style:font-name="Arial" fo:font-size="12pt" officeooo:rsid="000579e2" officeooo:paragraph-rsid="000579e2" fo:background-color="transparent" style:font-size-asian="12pt" style:font-size-complex="12pt"/>
    </style:style>
    <style:style style:name="P10" style:family="paragraph" style:parent-style-name="Standard">
      <style:paragraph-properties fo:line-height="150%"/>
      <style:text-properties style:font-name="Arial" fo:font-size="12pt" officeooo:rsid="0011cf64" officeooo:paragraph-rsid="0011cf64" fo:background-color="transparent" style:font-size-asian="12pt" style:font-size-complex="12pt"/>
    </style:style>
    <style:style style:name="P11" style:family="paragraph" style:parent-style-name="Standard">
      <style:paragraph-properties fo:line-height="150%"/>
      <style:text-properties style:font-name="Arial" fo:font-size="12pt" style:font-size-asian="12pt" style:font-size-complex="12pt"/>
    </style:style>
    <style:style style:name="P12" style:family="paragraph" style:parent-style-name="Standard">
      <style:paragraph-properties fo:line-height="150%"/>
      <style:text-properties officeooo:paragraph-rsid="00122923"/>
    </style:style>
    <style:style style:name="P13" style:family="paragraph" style:parent-style-name="Standard">
      <style:paragraph-properties fo:line-height="150%" fo:break-before="page"/>
      <style:text-properties fo:color="#000000" style:font-name="Arial" fo:font-size="12pt" fo:font-weight="bold" officeooo:rsid="000a4715" officeooo:paragraph-rsid="000a4715" fo:background-color="#ffffff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50%" fo:break-before="page"/>
      <style:text-properties fo:color="#000000" style:font-name="Arial" fo:font-size="12pt" fo:font-weight="bold" officeooo:rsid="000db410" officeooo:paragraph-rsid="000db410" fo:background-color="#ffffff" style:font-size-asian="12pt" style:font-size-complex="12pt"/>
    </style:style>
    <style:style style:name="T1" style:family="text">
      <style:text-properties fo:color="#0000ff"/>
    </style:style>
    <style:style style:name="T2" style:family="text">
      <style:text-properties fo:color="#a31515"/>
    </style:style>
    <style:style style:name="T3" style:family="text">
      <style:text-properties fo:color="#098658"/>
    </style:style>
    <style:style style:name="T4" style:family="text">
      <style:text-properties officeooo:rsid="000e6090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Droid Sans Fallback" fo:font-size="12pt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3c2e9"/>
    </style:style>
    <style:style style:name="T9" style:family="text">
      <style:text-properties style:font-name="Arial" fo:font-size="12pt" fo:font-weight="bold" officeooo:rsid="00122923" fo:background-color="transparent" loext:char-shading-value="0" style:font-size-asian="12pt" style:font-weight-asian="bold" style:font-size-complex="12pt" style:font-weight-complex="bold"/>
    </style:style>
    <style:style style:name="T10" style:family="text">
      <style:text-properties style:font-name="Arial" fo:font-size="12pt" fo:font-weight="bold" officeooo:rsid="0013c2e9" fo:background-color="transparent" loext:char-shading-value="0" style:font-size-asian="12pt" style:font-weight-asian="bold" style:font-size-complex="12pt" style:font-weight-complex="bold"/>
    </style:style>
    <style:style style:name="T11" style:family="text">
      <style:text-properties style:font-name="Arial" fo:font-size="12pt" fo:font-weight="bold" officeooo:rsid="00149975" fo:background-color="transparent" loext:char-shading-value="0" style:font-size-asian="12pt" style:font-weight-asian="bold" style:font-size-complex="12pt" style:font-weight-complex="bold"/>
    </style:style>
    <style:style style:name="T12" style:family="text">
      <style:text-properties style:font-weight-asian="bold" style:font-weight-complex="bold"/>
    </style:style>
    <style:style style:name="T13" style:family="text">
      <style:text-properties officeooo:rsid="000e6090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7">Filipe de Oliveira Ataíde – Mat.: 20181014040022</text:span></text:p>
      <text:p text:style-name="P12"><text:span text:style-name="T9">Pilha </text:span><text:span text:style-name="T11">Rubro Negra</text:span><text:span text:style-name="T9"> (Obs: </text:span><text:span text:style-name="T10">trabalho apresentado posteriormente à </text:span><text:span text:style-name="T11">paralisação</text:span><text:span text:style-name="T9">)</text:span></text:p>
      <text:p text:style-name="P9"><text:span text:style-name="T7"/></text:p>
      <text:p text:style-name="P9"><text:span text:style-name="T7">Main.java</text:span></text:p>
      <text:p text:style-name="P4"><text:span text:style-name="T1">import</text:span> java.util.Scanner;</text:p>
      <text:p text:style-name="P11"/>
      <text:p text:style-name="P6"><text:span text:style-name="T1">class</text:span> Main {</text:p>
      <text:p text:style-name="P6"><text:span text:style-name="T1"><text:tab/>public</text:span> <text:span text:style-name="T1">static</text:span> <text:span text:style-name="T1">void</text:span> main(<text:span text:style-name="T1">String</text:span>[] args) <text:span text:style-name="T1">throws</text:span> <text:span text:style-name="T1">Exception</text:span>{</text:p>
      <text:p text:style-name="P6"><text:span text:style-name="T1"><text:tab/><text:tab/>Scanner</text:span> sc = <text:span text:style-name="T1">new</text:span> Scanner(System.in);</text:p>
      <text:p text:style-name="P6"><text:tab/><text:tab/>System.out.print(<text:span text:style-name="T2">"Quant. Array: "</text:span>);</text:p>
      <text:p text:style-name="P6"><text:span text:style-name="T1"><text:tab/><text:tab/>int</text:span> t = sc.nextInt();</text:p>
      <text:p text:style-name="P6"><text:span text:style-name="T1"><text:tab/><text:tab/>int</text:span> opt = <text:span text:style-name="T3">1</text:span>;</text:p>
      <text:p text:style-name="P6"><text:span text:style-name="T1"><text:tab/><text:tab/>Array</text:span> S = <text:span text:style-name="T1">new</text:span> Array(t);</text:p>
      <text:p text:style-name="P6"><text:span text:style-name="T1"><text:tab/><text:tab/>Object</text:span> o;</text:p>
      <text:p text:style-name="P6"><text:span text:style-name="T1"><text:tab/><text:tab/>while</text:span>(opt != <text:span text:style-name="T3">0</text:span>){</text:p>
      <text:p text:style-name="P6"><text:span text:style-name="T1"><text:tab/><text:tab/><text:tab/>try</text:span>{</text:p>
      <text:p text:style-name="P6"><text:tab/><text:tab/><text:tab/><text:tab/>S.items_rubra();</text:p>
      <text:p text:style-name="P6"><text:tab/><text:tab/><text:tab/><text:tab/>S.items_negra();</text:p>
      <text:p text:style-name="P6"><text:tab/><text:tab/><text:tab/><text:tab/>System.out.println(<text:span text:style-name="T2">"[1] Push (Rubra)"</text:span>);</text:p>
      <text:p text:style-name="P6"><text:tab/><text:tab/><text:tab/><text:tab/>System.out.println(<text:span text:style-name="T2">"[2] Pop (Rubra)"</text:span>);</text:p>
      <text:p text:style-name="P6"><text:tab/><text:tab/><text:tab/><text:tab/>System.out.println(<text:span text:style-name="T2">"[3] Size (Rubra)"</text:span>);</text:p>
      <text:p text:style-name="P6"><text:tab/><text:tab/><text:tab/><text:tab/>System.out.println(<text:span text:style-name="T2">"[4] Push (Negra)"</text:span>);</text:p>
      <text:p text:style-name="P6"><text:tab/><text:tab/><text:tab/><text:tab/>System.out.println(<text:span text:style-name="T2">"[5] Pop (Negra)"</text:span>);</text:p>
      <text:p text:style-name="P6"><text:tab/><text:tab/><text:tab/><text:tab/>System.out.println(<text:span text:style-name="T2">"[6] Size (Negra)"</text:span>);</text:p>
      <text:p text:style-name="P6"><text:tab/><text:tab/><text:tab/><text:tab/>opt = sc.nextInt();</text:p>
      <text:p text:style-name="P6"><text:span text:style-name="T1"><text:tab/><text:tab/><text:tab/><text:tab/>switch</text:span>(opt){</text:p>
      <text:p text:style-name="P11"><text:span text:style-name="T1"><text:tab/><text:tab/><text:tab/><text:tab/><text:tab/>case</text:span>(<text:span text:style-name="T3">1</text:span>)<text:span text:style-name="T1">:</text:span></text:p>
      <text:p text:style-name="P6"><text:tab/><text:tab/><text:tab/><text:tab/><text:tab/><text:tab/>System.out.println(<text:span text:style-name="T2">"Push: "</text:span>);</text:p>
      <text:p text:style-name="P6"><text:tab/><text:tab/><text:tab/><text:tab/><text:tab/><text:tab/>o = sc.next();</text:p>
      <text:p text:style-name="P6"><text:tab/><text:tab/><text:tab/><text:tab/><text:tab/><text:tab/>S.push_rubra(o);</text:p>
      <text:p text:style-name="P6"><text:span text:style-name="T1"><text:tab/><text:tab/><text:tab/><text:tab/><text:tab/><text:tab/>break</text:span>;</text:p>
      <text:p text:style-name="P11"><text:span text:style-name="T1"><text:tab/><text:tab/><text:tab/><text:tab/><text:tab/>case</text:span>(<text:span text:style-name="T3">2</text:span>)<text:span text:style-name="T1">:</text:span></text:p>
      <text:p text:style-name="P6"><text:tab/><text:tab/><text:tab/><text:tab/><text:tab/><text:tab/>S.pop_rubra();</text:p>
      <text:p text:style-name="P6"><text:span text:style-name="T1"><text:tab/><text:tab/><text:tab/><text:tab/><text:tab/><text:tab/>break</text:span>;</text:p>
      <text:p text:style-name="P6"><text:soft-page-break/><text:span text:style-name="T1"><text:tab/><text:tab/><text:tab/><text:tab/><text:tab/>case</text:span>(<text:span text:style-name="T3">3</text:span>)<text:span text:style-name="T1">:</text:span></text:p>
      <text:p text:style-name="P6"><text:tab/><text:tab/><text:tab/><text:tab/><text:tab/><text:tab/>System.out.println(<text:span text:style-name="T2">"Size: "</text:span> + S.size_rubra());</text:p>
      <text:p text:style-name="P6"><text:span text:style-name="T1"><text:tab/><text:tab/><text:tab/><text:tab/><text:tab/><text:tab/>break</text:span>;</text:p>
      <text:p text:style-name="P6"><text:span text:style-name="T1"><text:tab/><text:tab/><text:tab/><text:tab/><text:tab/>case</text:span>(<text:span text:style-name="T3">4</text:span>)<text:span text:style-name="T1">:</text:span></text:p>
      <text:p text:style-name="P6"><text:tab/><text:tab/><text:tab/><text:tab/><text:tab/><text:tab/>System.out.println(<text:span text:style-name="T2">"Push: "</text:span>);</text:p>
      <text:p text:style-name="P6"><text:tab/><text:tab/><text:tab/><text:tab/><text:tab/><text:tab/>o = sc.next();</text:p>
      <text:p text:style-name="P6"><text:tab/><text:tab/><text:tab/><text:tab/><text:tab/><text:tab/>S.push_negra(o);</text:p>
      <text:p text:style-name="P6"><text:span text:style-name="T1"><text:tab/><text:tab/><text:tab/><text:tab/><text:tab/><text:tab/>break</text:span>;</text:p>
      <text:p text:style-name="P6"><text:span text:style-name="T1"><text:tab/><text:tab/><text:tab/><text:tab/><text:tab/>case</text:span>(<text:span text:style-name="T3">5</text:span>)<text:span text:style-name="T1">:</text:span></text:p>
      <text:p text:style-name="P7"><text:tab/><text:tab/><text:tab/><text:tab/><text:tab/><text:tab/>S.pop_negra();</text:p>
      <text:p text:style-name="P7"><text:span text:style-name="T1"><text:tab/><text:tab/><text:tab/><text:tab/><text:tab/><text:tab/>break</text:span>;</text:p>
      <text:p text:style-name="P6"><text:span text:style-name="T1"><text:tab/><text:tab/><text:tab/><text:tab/><text:tab/>case</text:span>(<text:span text:style-name="T3">6</text:span>)<text:span text:style-name="T1">:</text:span></text:p>
      <text:p text:style-name="P6"><text:tab/><text:tab/><text:tab/><text:tab/><text:tab/><text:tab/>System.out.println(<text:span text:style-name="T2">"Size: "</text:span> + S.size_negra());</text:p>
      <text:p text:style-name="P6"><text:span text:style-name="T1"><text:tab/><text:tab/><text:tab/><text:tab/><text:tab/><text:tab/>break</text:span>;</text:p>
      <text:p text:style-name="P6"><text:tab/><text:tab/><text:tab/><text:tab/>}</text:p>
      <text:p text:style-name="P6"><text:tab/><text:tab/><text:tab/>}</text:p>
      <text:p text:style-name="P6"><text:span text:style-name="T1"><text:tab/><text:tab/><text:tab/>catch</text:span>(<text:span text:style-name="T1">EmptyStackException</text:span> e){</text:p>
      <text:p text:style-name="P11"><text:tab/><text:tab/><text:tab/><text:tab/>System.out.println(<text:span text:style-name="T2">"Pilha vazia."</text:span>);</text:p>
      <text:p text:style-name="P6"><text:tab/><text:tab/><text:tab/>}</text:p>
      <text:p text:style-name="P6"><text:tab/><text:tab/>}</text:p>
      <text:p text:style-name="P6"><text:tab/>}</text:p>
      <text:p text:style-name="P6">}</text:p>
      <text:p text:style-name="P6"/>
      <text:p text:style-name="P1"/>
      <text:p text:style-name="P13">Array.java</text:p>
      <text:p text:style-name="P8"><text:span text:style-name="T1">public</text:span> <text:span text:style-name="T1">class</text:span> Array <text:span text:style-name="T1">implements</text:span> Tad{</text:p>
      <text:p text:style-name="P6"><text:span text:style-name="T1"><text:tab/>private</text:span> <text:span text:style-name="T1">Object</text:span> S[];</text:p>
      <text:p text:style-name="P6"><text:span text:style-name="T1"><text:tab/>private</text:span> <text:span text:style-name="T1">int</text:span> t1 = -<text:span text:style-name="T3">1</text:span>;</text:p>
      <text:p text:style-name="P6"><text:span text:style-name="T1"><text:tab/>private</text:span> <text:span text:style-name="T1">int</text:span> t2;</text:p>
      <text:p text:style-name="P11"/>
      <text:p text:style-name="P6"><text:span text:style-name="T1"><text:tab/>public</text:span> Array(<text:span text:style-name="T1">int</text:span> t){</text:p>
      <text:p text:style-name="P6"><text:tab/><text:tab/>S = <text:span text:style-name="T1">new</text:span> <text:span text:style-name="T1">Object</text:span>[t];</text:p>
      <text:p text:style-name="P6"><text:tab/><text:tab/>t2 = t;</text:p>
      <text:p text:style-name="P6"><text:tab/>}</text:p>
      <text:p text:style-name="P11"/>
      <text:p text:style-name="P6"><text:span text:style-name="T1"><text:tab/>public</text:span> <text:span text:style-name="T1">int</text:span> size_rubra(){</text:p>
      <text:p text:style-name="P6"><text:span text:style-name="T1"><text:tab/><text:tab/>return</text:span> t1+<text:span text:style-name="T3">1</text:span>;</text:p>
      <text:p text:style-name="P6"><text:tab/>}</text:p>
      <text:p text:style-name="P6"><text:span text:style-name="T1"><text:tab/>public</text:span> <text:span text:style-name="T1">int</text:span> size_negra(){</text:p>
      <text:p text:style-name="P6"><text:span text:style-name="T1"><text:tab/><text:tab/>return</text:span> S.length - t2;</text:p>
      <text:p text:style-name="P6"><text:tab/>}</text:p>
      <text:p text:style-name="P11"/>
      <text:p text:style-name="P6"><text:span text:style-name="T1"><text:tab/>public</text:span> <text:span text:style-name="T1">void</text:span> duplicate(){</text:p>
      <text:p text:style-name="P6"><text:span text:style-name="T1"><text:tab/><text:tab/>Object</text:span>[] N = <text:span text:style-name="T1">new</text:span> <text:span text:style-name="T1">Object</text:span>[S.length*<text:span text:style-name="T3">2</text:span>];</text:p>
      <text:p text:style-name="P6"><text:span text:style-name="T1"><text:tab/><text:tab/>for</text:span>(<text:span text:style-name="T1">int</text:span> i = <text:span text:style-name="T3">0</text:span>; i &lt;= t1; i++){</text:p>
      <text:p text:style-name="P6"><text:span text:style-name="T1"><text:tab/><text:tab/><text:tab/>N</text:span>[i] = <text:span text:style-name="T1">S</text:span>[i];</text:p>
      <text:p text:style-name="P6"><text:tab/><text:tab/>}</text:p>
      <text:p text:style-name="P6"><text:span text:style-name="T1"><text:tab/><text:tab/>for</text:span>(<text:span text:style-name="T1">int</text:span> i = S.length-<text:span text:style-name="T3">1</text:span>, j = N.length-<text:span text:style-name="T3">1</text:span>; i &gt;= t2; i--, j--){</text:p>
      <text:p text:style-name="P6"><text:span text:style-name="T1"><text:tab/><text:tab/><text:tab/>N</text:span>[j] = <text:span text:style-name="T1">S</text:span>[i];</text:p>
      <text:p text:style-name="P6"><text:tab/><text:tab/>}</text:p>
      <text:p text:style-name="P6"><text:tab/><text:tab/>t2 = t2 + (N.length - S.length);</text:p>
      <text:p text:style-name="P6"><text:tab/><text:tab/>S = N;</text:p>
      <text:p text:style-name="P6"><text:tab/>}</text:p>
      <text:p text:style-name="P11"/>
      <text:p text:style-name="P6"><text:span text:style-name="T1"><text:tab/>public</text:span> <text:span text:style-name="T1">void</text:span> push_rubra(<text:span text:style-name="T1">Object</text:span> o){</text:p>
      <text:p text:style-name="P6"><text:span text:style-name="T1"><text:tab/><text:tab/>if</text:span>(t1 == t2-<text:span text:style-name="T3">1</text:span>){</text:p>
      <text:p text:style-name="P6"><text:tab/><text:tab/><text:tab/>duplicate();</text:p>
      <text:p text:style-name="P6"><text:tab/><text:tab/>}</text:p>
      <text:p text:style-name="P6"><text:soft-page-break/><text:tab/><text:tab/>t1 = t1 + <text:span text:style-name="T3">1</text:span>;</text:p>
      <text:p text:style-name="P6"><text:span text:style-name="T1"><text:tab/><text:tab/>S</text:span>[t1] = o;</text:p>
      <text:p text:style-name="P6"><text:tab/>}</text:p>
      <text:p text:style-name="P11"/>
      <text:p text:style-name="P6"><text:span text:style-name="T1"><text:tab/>public</text:span> <text:span text:style-name="T1">void</text:span> push_negra(<text:span text:style-name="T1">Object</text:span> o){</text:p>
      <text:p text:style-name="P6"><text:span text:style-name="T1"><text:tab/><text:tab/>if</text:span>(t2 == t1+<text:span text:style-name="T3">1</text:span>){</text:p>
      <text:p text:style-name="P6"><text:tab/><text:tab/><text:tab/>duplicate();</text:p>
      <text:p text:style-name="P6"><text:tab/><text:tab/>}</text:p>
      <text:p text:style-name="P6"><text:tab/><text:tab/>t2 = t2 - <text:span text:style-name="T3">1</text:span>;</text:p>
      <text:p text:style-name="P6"><text:span text:style-name="T1"><text:tab/><text:tab/>S</text:span>[t2] = o;</text:p>
      <text:p text:style-name="P6"><text:tab/>}</text:p>
      <text:p text:style-name="P11"/>
      <text:p text:style-name="P6"><text:span text:style-name="T1"><text:tab/>public</text:span> <text:span text:style-name="T1">Object</text:span> pop_rubra() <text:span text:style-name="T1">throws</text:span> <text:span text:style-name="T1">EmptyStackException</text:span>{</text:p>
      <text:p text:style-name="P6"><text:span text:style-name="T1"><text:tab/><text:tab/>if</text:span>(t1 == -<text:span text:style-name="T3">1</text:span>){</text:p>
      <text:p text:style-name="P6"><text:span text:style-name="T1"><text:tab/><text:tab/><text:tab/>throw</text:span> <text:span text:style-name="T1">new</text:span> EmptyStackException(<text:span text:style-name="T2">"Pilha vazia."</text:span>);</text:p>
      <text:p text:style-name="P6"><text:tab/><text:tab/>}</text:p>
      <text:p text:style-name="P6"><text:span text:style-name="T1"><text:tab/><text:tab/>Object</text:span> temp = <text:span text:style-name="T1">S</text:span>[t1];</text:p>
      <text:p text:style-name="P6"><text:span text:style-name="T1"><text:tab/><text:tab/>S</text:span>[t1] = <text:span text:style-name="T1">null</text:span>;</text:p>
      <text:p text:style-name="P6"><text:tab/><text:tab/>t1 = t1 - <text:span text:style-name="T3">1</text:span>;</text:p>
      <text:p text:style-name="P6"><text:span text:style-name="T1"><text:tab/><text:tab/>return</text:span> temp;</text:p>
      <text:p text:style-name="P6"><text:tab/>}</text:p>
      <text:p text:style-name="P11"/>
      <text:p text:style-name="P6"><text:span text:style-name="T1"><text:tab/>public</text:span> <text:span text:style-name="T1">Object</text:span> pop_negra() <text:span text:style-name="T1">throws</text:span> <text:span text:style-name="T1">EmptyStackException</text:span>{</text:p>
      <text:p text:style-name="P6"><text:span text:style-name="T1"><text:tab/><text:tab/>if</text:span>(t2 == S.length){</text:p>
      <text:p text:style-name="P6"><text:span text:style-name="T1"><text:tab/><text:tab/><text:tab/>throw</text:span> <text:span text:style-name="T1">new</text:span> EmptyStackException(<text:span text:style-name="T2">"Pilha vazia."</text:span>);</text:p>
      <text:p text:style-name="P6"><text:tab/><text:tab/>}</text:p>
      <text:p text:style-name="P6"><text:span text:style-name="T1"><text:tab/><text:tab/>Object</text:span> temp = <text:span text:style-name="T1">S</text:span>[t2];</text:p>
      <text:p text:style-name="P6"><text:span text:style-name="T1"><text:tab/><text:tab/>S</text:span>[t2] = <text:span text:style-name="T1">null</text:span>;</text:p>
      <text:p text:style-name="P6"><text:tab/><text:tab/>t2 = t2 + <text:span text:style-name="T3">1</text:span>;</text:p>
      <text:p text:style-name="P6"><text:span text:style-name="T1"><text:tab/><text:tab/>return</text:span> temp;</text:p>
      <text:p text:style-name="P6"><text:tab/>}</text:p>
      <text:p text:style-name="P11"/>
      <text:p text:style-name="P6"><text:span text:style-name="T1"><text:tab/>public</text:span> <text:span text:style-name="T1">void</text:span> items_rubra(){ </text:p>
      <text:p text:style-name="P6"><text:span text:style-name="T1"><text:tab/><text:tab/>if</text:span>(t1 == -<text:span text:style-name="T3">1</text:span>){</text:p>
      <text:p text:style-name="P6"><text:soft-page-break/><text:span text:style-name="T1"><text:tab/><text:tab/><text:tab/>return</text:span>;</text:p>
      <text:p text:style-name="P6"><text:tab/><text:tab/>}</text:p>
      <text:p text:style-name="P6"><text:tab/><text:tab/>System.out.print(<text:span text:style-name="T2">"Rubra: |"</text:span>);</text:p>
      <text:p text:style-name="P6"><text:span text:style-name="T1"><text:tab/><text:tab/>for</text:span>(<text:span text:style-name="T1">int</text:span> i = <text:span text:style-name="T3">0</text:span>; i &lt;= t1; i++){</text:p>
      <text:p text:style-name="P6"><text:tab/><text:tab/><text:tab/>System.out.print(<text:span text:style-name="T2">" "</text:span> + <text:span text:style-name="T1">S</text:span>[i] + <text:span text:style-name="T2">" |"</text:span>);</text:p>
      <text:p text:style-name="P6"><text:tab/><text:tab/>}</text:p>
      <text:p text:style-name="P6"><text:tab/><text:tab/>System.out.print(<text:span text:style-name="T2">"\n"</text:span>);</text:p>
      <text:p text:style-name="P6"><text:tab/>}</text:p>
      <text:p text:style-name="P11"/>
      <text:p text:style-name="P6"><text:span text:style-name="T1"><text:tab/>public</text:span> <text:span text:style-name="T1">void</text:span> items_negra(){ </text:p>
      <text:p text:style-name="P6"><text:span text:style-name="T1"><text:tab/><text:tab/>if</text:span>(t2 == S.length){</text:p>
      <text:p text:style-name="P6"><text:span text:style-name="T1"><text:tab/><text:tab/><text:tab/>return</text:span>;</text:p>
      <text:p text:style-name="P6"><text:tab/><text:tab/>}</text:p>
      <text:p text:style-name="P6"><text:tab/><text:tab/>System.out.print(<text:span text:style-name="T2">"Negra: |"</text:span>);</text:p>
      <text:p text:style-name="P6"><text:span text:style-name="T1"><text:tab/><text:tab/>for</text:span>(<text:span text:style-name="T1">int</text:span> i = S.length-<text:span text:style-name="T3">1</text:span>; i &gt;= t2; i--){</text:p>
      <text:p text:style-name="P6"><text:tab/><text:tab/><text:tab/>System.out.print(<text:span text:style-name="T2">" "</text:span> + <text:span text:style-name="T1">S</text:span>[i] + <text:span text:style-name="T2">" |"</text:span>);</text:p>
      <text:p text:style-name="P6"><text:tab/><text:tab/>}</text:p>
      <text:p text:style-name="P6"><text:tab/><text:tab/>System.out.print(<text:span text:style-name="T2">"\n"</text:span>);</text:p>
      <text:p text:style-name="P6"><text:tab/>}</text:p>
      <text:p text:style-name="P6">}</text:p>
      <text:p text:style-name="P1"/>
      <text:p text:style-name="P2"/>
      <text:p text:style-name="P14"><text:span text:style-name="T12">Tad.java</text:span></text:p>
      <text:p text:style-name="P5"><text:span text:style-name="T1">public</text:span> <text:span text:style-name="T1">interface</text:span> Tad {</text:p>
      <text:p text:style-name="P6"><text:span text:style-name="T1"><text:tab/>public</text:span> <text:span text:style-name="T1">int</text:span> size_rubra();</text:p>
      <text:p text:style-name="P6"><text:span text:style-name="T1"><text:tab/>public</text:span> <text:span text:style-name="T1">int</text:span> size_negra();</text:p>
      <text:p text:style-name="P6"><text:span text:style-name="T1"><text:tab/>public</text:span> <text:span text:style-name="T1">void</text:span> push_rubra(<text:span text:style-name="T1">Object</text:span> o);</text:p>
      <text:p text:style-name="P6"><text:span text:style-name="T1"><text:tab/>public</text:span> <text:span text:style-name="T1">void</text:span> push_negra(<text:span text:style-name="T1">Object</text:span> o);</text:p>
      <text:p text:style-name="P6"><text:span text:style-name="T1"><text:tab/>public</text:span> <text:span text:style-name="T1">Object</text:span> pop_rubra() <text:span text:style-name="T1">throws</text:span> <text:span text:style-name="T1">Exception</text:span>;</text:p>
      <text:p text:style-name="P6"><text:span text:style-name="T1"><text:tab/>public</text:span> <text:span text:style-name="T1">Object</text:span> pop_negra() <text:span text:style-name="T1">throws</text:span> <text:span text:style-name="T1">Exception</text:span>;</text:p>
      <text:p text:style-name="P6"><text:span text:style-name="T1"><text:tab/>public</text:span> <text:span text:style-name="T1">void</text:span> items_rubra();</text:p>
      <text:p text:style-name="P6"><text:span text:style-name="T1"><text:tab/>public</text:span> <text:span text:style-name="T1">void</text:span> items_negra();</text:p>
      <text:p text:style-name="P6">}</text:p>
      <text:p text:style-name="P5"/>
      <text:p text:style-name="P3"><text:span text:style-name="T12">EmptyStackException.</text:span><text:span text:style-name="T13">java</text:span></text:p>
      <text:p text:style-name="P4"><text:span text:style-name="T1">public</text:span> <text:span text:style-name="T1">class</text:span> EmptyStackException <text:span text:style-name="T1">extends</text:span> Exception{</text:p>
      <text:p text:style-name="P6"><text:span text:style-name="T1"><text:tab/>public</text:span> EmptyStackException(<text:span text:style-name="T1">String</text:span> err){</text:p>
      <text:p text:style-name="P6"><text:span text:style-name="T1"><text:tab/><text:tab/>super</text:span>(err);</text:p>
      <text:p text:style-name="P6"><text:tab/>}</text:p>
      <text:p text:style-name="P6">}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0T14:47:55.007883079</meta:creation-date>
    <dc:date>2020-11-20T15:41:28.294574197</dc:date>
    <meta:editing-duration>PT33M9S</meta:editing-duration>
    <meta:editing-cycles>21</meta:editing-cycles>
    <meta:generator>LibreOffice/6.4.6.2$Linux_X86_64 LibreOffice_project/40$Build-2</meta:generator>
    <meta:document-statistic meta:table-count="0" meta:image-count="0" meta:object-count="0" meta:page-count="6" meta:paragraph-count="150" meta:word-count="412" meta:character-count="3138" meta:non-whitespace-character-count="2521"/>
  </office:meta>
</office:document-meta>
</file>